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1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2" table:default-cell-style-name="ce2"/>
        <table:table-row table:style-name="ro1">
          <table:table-cell/>
          <table:table-cell office:value-type="string" calcext:value-type="string">
            <text:p>Price</text:p>
          </table:table-cell>
          <table:table-cell table:style-name="ce1" office:value-type="string" calcext:value-type="string">
            <text:p>Simple Retunr</text:p>
          </table:table-cell>
          <table:table-cell table:style-name="ce1" office:value-type="string" calcext:value-type="string">
            <text:p>Log Return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formula="of:=([.B3]-[.B2])/[.B2]" office:value-type="percentage" office:value="0.05" calcext:value-type="percentage">
            <text:p>5.00%</text:p>
          </table:table-cell>
          <table:table-cell table:formula="of:=LN([.B3]/[.B2])" office:value-type="percentage" office:value="0.048790164169432" calcext:value-type="percentage">
            <text:p>4.88%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formula="of:=([.B4]-[.B3])/[.B3]" office:value-type="percentage" office:value="-0.0190476190476191" calcext:value-type="percentage">
            <text:p>-1.90%</text:p>
          </table:table-cell>
          <table:table-cell table:formula="of:=LN([.B4]/[.B3])" office:value-type="percentage" office:value="-0.0192313619278876" calcext:value-type="percentage">
            <text:p>-1.92%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formula="of:=([.B5]-[.B4])/[.B4]" office:value-type="percentage" office:value="0.029126213592233" calcext:value-type="percentage">
            <text:p>2.91%</text:p>
          </table:table-cell>
          <table:table-cell table:formula="of:=LN([.B5]/[.B4])" office:value-type="percentage" office:value="0.0287101058824314" calcext:value-type="percentage">
            <text:p>2.87%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formula="of:=([.B6]-[.B5])/[.B5]" office:value-type="percentage" office:value="0.0188679245283019" calcext:value-type="percentage">
            <text:p>1.89%</text:p>
          </table:table-cell>
          <table:table-cell table:formula="of:=LN([.B6]/[.B5])" office:value-type="percentage" office:value="0.0186921330121525" calcext:value-type="percentage">
            <text:p>1.87%</text:p>
          </table:table-cell>
        </table:table-row>
        <table:table-row table:style-name="ro1">
          <table:table-cell table:number-columns-repeated="2"/>
          <table:table-cell table:style-name="ce1" table:number-columns-repeated="2"/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3:.C6])" office:value-type="percentage" office:value="0.0789465190729158" calcext:value-type="percentage">
            <text:p>7.89%</text:p>
          </table:table-cell>
          <table:table-cell table:formula="of:=SUM([.D3:.D6])" office:value-type="percentage" office:value="0.0769610411361283" calcext:value-type="percentage">
            <text:p>7.70%</text:p>
          </table:table-cell>
        </table:table-row>
        <table:table-row table:style-name="ro1">
          <table:table-cell table:number-columns-repeated="2"/>
          <table:table-cell table:style-name="ce1" table:number-columns-repeated="2"/>
        </table:table-row>
        <table:table-row table:style-name="ro1">
          <table:table-cell/>
          <table:table-cell office:value-type="string" calcext:value-type="string">
            <text:p>Direct Formula</text:p>
          </table:table-cell>
          <table:table-cell table:formula="of:=([.B6]-[.B2])/[.B2]" office:value-type="percentage" office:value="0.08" calcext:value-type="percentage">
            <text:p>8.00%</text:p>
          </table:table-cell>
          <table:table-cell table:formula="of:=LN([.B6]/[.B2])" office:value-type="percentage" office:value="0.0769610411361284" calcext:value-type="percentage">
            <text:p>7.7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9:12:24.417139299</meta:creation-date>
    <dc:date>2019-04-08T19:16:00.069530095</dc:date>
    <meta:editing-duration>PT3M35S</meta:editing-duration>
    <meta:editing-cycles>2</meta:editing-cycles>
    <meta:generator>LibreOffice/5.1.6.2$Linux_X86_64 LibreOffice_project/10m0$Build-2</meta:generator>
    <meta:document-statistic meta:table-count="1" meta:cell-count="22" meta:object-count="0"/>
  </office:meta>
</office:document-meta>
</file>